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P48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6"><text:placeholder text:placeholder-type="text">&lt;line.product_id.name or ''&gt;</text:placeholder></text:p>
          </table:table-cell>
          <table:table-cell table:style-name="Tabella4.A1" office:value-type="string">
            <text:p text:style-name="P77"><text:placeholder text:placeholder-type="text">&lt;line.product_uom_id.name or ''&gt;</text:placeholder></text:p>
          </table:table-cell>
          <table:table-cell table:style-name="Tabella4.A1" office:value-type="string">
            <text:p text:style-name="P80"><text:placeholder text:placeholder-type="text">&lt;line.product_uom_qty&gt;</text:placeholder></text:p>
          </table:table-cell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8"/>
          </table:table-cell>
          <table:table-cell table:style-name="Tabella4.H1" office:value-type="string">
            <text:p text:style-name="P79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1.45cm"/>
    </style:style>
    <style:style style:name="Tabella5.8" style:family="table-row">
      <style:table-row-properties style:min-row-height="1.39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logo_report,size_x=560,size_y=30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/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<text:s/><text:placeholder text:placeholder-type="text">&lt;o.partner_id.street2 or ''&gt;</text:placeholder></text:p>
              <text:p text:style-name="MP5"><text:placeholder text:placeholder-type="text">&lt;o.partner_id.zip or ''&gt;</text:placeholder><text:s/>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/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3"><text:s/>- </text:span><text:span text:style-name="MT2"><text:placeholder text:placeholder-type="text">&lt;o.company_id.partner_id.zip&gt;</text:placeholder></text:span><text:span text:style-name="MT3"><text:s/>- </text:span><text:span text:style-name="MT2"><text:placeholder text:placeholder-type="text">&lt;o.company_id.partner_id.city&gt;</text:placeholder></text:span></text:p>
              <text:p text:style-name="MP10">Tel +39<text:span text:style-name="MT2"><text:placeholder text:placeholder-type="text">&lt;o.company_id.partner_id.phone&gt;</text:placeholder></text:span> - Fax +39<text:span text:style-name="MT2"><text:placeholder text:placeholder-type="text">&lt;o.company_id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2"><text:span text:style-name="MT7">REA </text:span>N° <text:span text:style-name="MT8"><text:placeholder text:placeholder-type="text">&lt;o.company_id.partner_id.rea_code&gt;</text:placeholder></text:span></text:p>
              <text:p text:style-name="MP12">C.<text:span text:style-name="MT9">S.</text:span> <text:span text:style-name="MT8"><text:placeholder text:placeholder-type="text">&lt;format_currency(company.partner_id.rea_capital)&gt;</text:placeholder></text:span></text:p>
              <text:p text:style-name="MP13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4"><text:span text:style-name="MT12">Pec </text:span><text:span text:style-name="MT10"><text:placeholder text:placeholder-type="text">&lt;o.company_id.partner_id.pec_mail&gt;</text:placeholder></text:span></text:p>
              <text:p text:style-name="MP15"/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<text:s/><text:placeholder text:placeholder-type="text">&lt;o.partner_shipping_id.street2 or ''&gt;</text:placeholder><text:s/><text:placeholder text:placeholder-type="text">&lt;o.partner_shipping_id.zip or ''&gt;</text:placeholder><text:s/>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format_date(o.date, dd/MM/yyyy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2T08:47:33.208000000</dc:date>
    <meta:print-date>2015-11-01T17:36:21.213000000</meta:print-date>
    <meta:editing-cycles>55</meta:editing-cycles>
    <meta:editing-duration>PT6H46M28S</meta:editing-duration>
    <meta:document-statistic meta:table-count="5" meta:image-count="0" meta:object-count="0" meta:page-count="1" meta:paragraph-count="79" meta:word-count="264" meta:character-count="2542" meta:non-whitespace-character-count="2303"/>
    <meta:template xlink:type="simple" xlink:actuate="onRequest" xlink:title="" xlink:href="../Carta%20Intestata%20Sinfocom%20Versione%202.odt/Normal"/>
  </office:meta>
</office:document-meta>
</file>